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color="#c9211e" loext:opacity="100%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E REALIZADO</text:p>
      <text:p text:style-name="Standard"/>
      <text:p text:style-name="Standard"><text:s/></text:p>
      <text:p text:style-name="P1">Questão1 <text:s/></text:p>
      <text:p text:style-name="Standard"><text:s/></text:p>
      <text:p text:style-name="Standard"><text:s text:c="3"/>Os problemas do trabalho emocional __________.</text:p>
      <text:p text:style-name="Standard"><text:s/></text:p>
      <text:p text:style-name="Standard">1 - não devem influenciar na seleção de pessoal</text:p>
      <text:p text:style-name="Standard">2 - devem ser tratados de forma secundária na seleção de pessoal</text:p>
      <text:p text:style-name="P1">3 - precisam ser considerados prioritariamente na seleção de pessoal</text:p>
      <text:p text:style-name="Standard">4 - não afetam o rendimento dos funcionários</text:p>
      <text:p text:style-name="Standard">5 - não são transferidos aos clientes</text:p>
      <text:p text:style-name="Standard"><text:s/></text:p>
      <text:p text:style-name="P1">Sua resposta: precisam ser considerados prioritariamente na seleção de pessoal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1"><text:s/></text:p>
      <text:p text:style-name="P1">Questão2 <text:s/></text:p>
      <text:p text:style-name="Standard"><text:s/></text:p>
      <text:p text:style-name="Standard"><text:s text:c="3"/>A longo prazo, investir no treinamento dos empregados é __________.</text:p>
      <text:p text:style-name="Standard"><text:s/></text:p>
      <text:p text:style-name="P1">1 - altamente lucrativo</text:p>
      <text:p text:style-name="Standard">2 - perda de tempo</text:p>
      <text:p text:style-name="Standard">3 - um mau investimento</text:p>
      <text:p text:style-name="Standard">4 - de retorno muito baixo</text:p>
      <text:p text:style-name="Standard">5 - desaconselhável</text:p>
      <text:p text:style-name="Standard"><text:s/></text:p>
      <text:p text:style-name="P1">Sua resposta: altamente lucrativ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3 <text:s/></text:p>
      <text:p text:style-name="Standard"><text:s/></text:p>
      <text:p text:style-name="Standard"><text:s text:c="3"/>Devemos selecionar para a linha de frente os candidatos __________.</text:p>
      <text:p text:style-name="Standard"><text:s/></text:p>
      <text:p text:style-name="Standard">1 - que não suportam a pressão emocional</text:p>
      <text:p text:style-name="Standard">2 - que conhecem bem a rotina</text:p>
      <text:p text:style-name="Standard">3 - com indicação política</text:p>
      <text:p text:style-name="P1">4 - que suportam a pressão emocional</text:p>
      <text:p text:style-name="Standard">5 - que sejam técnicos experientes</text:p>
      <text:p text:style-name="Standard"><text:s/></text:p>
      <text:p text:style-name="P1">Sua resposta: que suportam a pressão emocional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oft-page-break/><text:s/></text:p>
      <text:p text:style-name="Standard"><text:s/></text:p>
      <text:p text:style-name="P1">Questão4 <text:s/></text:p>
      <text:p text:style-name="P1"><text:s/></text:p>
      <text:p text:style-name="Standard"><text:s text:c="3"/>O resultado final de qualquer esforço depende __________.</text:p>
      <text:p text:style-name="Standard"><text:s/></text:p>
      <text:p text:style-name="Standard">1 - somente de sua intensidade</text:p>
      <text:p text:style-name="Standard">2 - somente da razão pela qual ele foi executado</text:p>
      <text:p text:style-name="P1">3 - de quem o executa</text:p>
      <text:p text:style-name="Standard">4 - somente de quando ele foi executado</text:p>
      <text:p text:style-name="Standard">5 - somente de como o trabalho é feito</text:p>
      <text:p text:style-name="Standard"><text:s/></text:p>
      <text:p text:style-name="P1">Sua resposta: de quem o execut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5 <text:s/></text:p>
      <text:p text:style-name="Standard"><text:s/></text:p>
      <text:p text:style-name="Standard"><text:s text:c="3"/>O trabalho emocional __________.</text:p>
      <text:p text:style-name="Standard"><text:s/></text:p>
      <text:p text:style-name="Standard">1 - é uma atividade do hemisfério esquerdo do cérebro</text:p>
      <text:p text:style-name="Standard">2 - é idêntico ao trabalho físico</text:p>
      <text:p text:style-name="Standard">3 - não deve ser considerado na contratação de um profissional</text:p>
      <text:p text:style-name="P1">4 - é uma atividade do hemisfério direito do cérebro</text:p>
      <text:p text:style-name="Standard">5 - é irrelevante em comparação ao trabalho físico</text:p>
      <text:p text:style-name="Standard"><text:s/></text:p>
      <text:p text:style-name="P1">Sua resposta: é uma atividade do hemisfério direito do cérebr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6 <text:s/></text:p>
      <text:p text:style-name="Standard"><text:s/></text:p>
      <text:p text:style-name="Standard"><text:s text:c="3"/>A reação emocional negativa do empregado submetido à sobrecarga emocional__________.</text:p>
      <text:p text:style-name="Standard"><text:s/></text:p>
      <text:p text:style-name="Standard">1 - não é transferida aos clientes</text:p>
      <text:p text:style-name="Standard">2 - não afeta seu desempenho</text:p>
      <text:p text:style-name="Standard">3 - pode motivá-lo a melhorar seu trabalho</text:p>
      <text:p text:style-name="Standard">4 - não afeta seus demais colegas de trabalho</text:p>
      <text:p text:style-name="P1">5 - é transferida aos clientes</text:p>
      <text:p text:style-name="Standard"><text:s/></text:p>
      <text:p text:style-name="P1">Sua resposta: é transferida aos cliente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oft-page-break/><text:s/></text:p>
      <text:p text:style-name="P1">Questão7 <text:s/></text:p>
      <text:p text:style-name="Standard"><text:s/></text:p>
      <text:p text:style-name="Standard"><text:s text:c="3"/>Os testes de aptidão desenvolvidos pelas empresas __________.</text:p>
      <text:p text:style-name="Standard"><text:s/></text:p>
      <text:p text:style-name="Standard">1 - avaliam basicamente o quoeficiente emocional do candidato</text:p>
      <text:p text:style-name="Standard">2 - medem o potencial presente e futuro dos candidatos</text:p>
      <text:p text:style-name="Standard">3 - dão ênfase ao pensamento a longo prazo do candidato</text:p>
      <text:p text:style-name="Standard">4 - priorizam o aspecto humano do candidato, ao invés do técnico</text:p>
      <text:p text:style-name="P1">5 - medem quase sempre o potencial para o trabalho a curto prazo</text:p>
      <text:p text:style-name="Standard"><text:s/></text:p>
      <text:p text:style-name="P1">Sua resposta: medem quase sempre o potencial para o trabalho a curto praz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8 <text:s/></text:p>
      <text:p text:style-name="Standard"><text:s/></text:p>
      <text:p text:style-name="Standard"><text:s text:c="3"/>__________ permite reduzir a rotatividade do pessoal.</text:p>
      <text:p text:style-name="Standard"><text:s/></text:p>
      <text:p text:style-name="P2">1 - Pagamento de salários menores</text:p>
      <text:p text:style-name="P1">2 - Uma forte fiscalização</text:p>
      <text:p text:style-name="Standard">3 - Uma maior liberdade no horário de saída</text:p>
      <text:p text:style-name="Standard">4 - Treinamento dos empregados</text:p>
      <text:p text:style-name="Standard">5 - A contratação de consultoria externa</text:p>
      <text:p text:style-name="Standard"><text:s/></text:p>
      <text:p text:style-name="P2">Sua resposta: Pagamento de salários menores</text:p>
      <text:p text:style-name="Standard">Valor: Resposta Errada - Consulte a página 8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9 <text:s/></text:p>
      <text:p text:style-name="Standard"><text:s/></text:p>
      <text:p text:style-name="Standard"><text:s text:c="3"/>O trabalho __________ depende das habilidades de comunicação.</text:p>
      <text:p text:style-name="Standard"><text:s/></text:p>
      <text:p text:style-name="Standard">1 - puramente técnico</text:p>
      <text:p text:style-name="P1">2 - de contato com os clientes</text:p>
      <text:p text:style-name="Standard">3 - de rotina interna</text:p>
      <text:p text:style-name="Standard">4 - de fazer as especificações de novos produtos</text:p>
      <text:p text:style-name="Standard">5 - de fazer a manutenção industrial</text:p>
      <text:p text:style-name="Standard"><text:s/></text:p>
      <text:p text:style-name="P1">Sua resposta: de contato com os cliente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<text:soft-page-break/>Questão10 <text:s/></text:p>
      <text:p text:style-name="Standard"><text:s/></text:p>
      <text:p text:style-name="Standard"><text:s text:c="3"/>Julgue as sentenças a seguir e marque a alternativa correta.</text:p>
      <text:p text:style-name="Standard"><text:s/></text:p>
      <text:p text:style-name="Standard">1 - A sobrecarga de trabalho emocional pode motivar o empregado positivamente.</text:p>
      <text:p text:style-name="Standard">2 - Reações emocionais, psicológicas e pessoais fazem parte do trabalho dos funcionários, mas não devemos lidar com elas, devido à sua subjetividade.</text:p>
      <text:p text:style-name="Standard">3 - As atividades de serviço não exigem mais emoções dos funcionários.</text:p>
      <text:p text:style-name="P1">4 - Estresse, hostilidade ao cliente, mau humor e irritabilidade podem estar relacionados à sobrecarga do trabalho emocional.</text:p>
      <text:p text:style-name="Standard">5 - As tarefas do trabalho industrial exigem muito esforço emocional, comparado ao trabalho em empresas de serviços.</text:p>
      <text:p text:style-name="Standard"><text:s/></text:p>
      <text:p text:style-name="P1">Sua resposta: Estresse, hostilidade ao cliente, mau humor e irritabilidade podem estar relacionados à sobrecarga do trabalho emocional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9</text:p>
      <text:p text:style-name="Standard">Total de itens errados: 1</text:p>
      <text:p text:style-name="Standard"><text:s/></text:p>
      <text:p text:style-name="Standard">Nota obtida no teste: 90.00 / 1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21:33:56.409727251</meta:creation-date>
    <dc:date>2023-04-25T21:40:09.321176297</dc:date>
    <meta:editing-duration>PT6M14S</meta:editing-duration>
    <meta:editing-cycles>1</meta:editing-cycles>
    <meta:document-statistic meta:table-count="0" meta:image-count="0" meta:object-count="0" meta:page-count="4" meta:paragraph-count="156" meta:word-count="688" meta:character-count="4215" meta:non-whitespace-character-count="3529"/>
    <meta:generator>LibreOffice/7.3.7.2$Linux_X86_64 LibreOffice_project/30$Build-2</meta:generator>
  </office:meta>
</office:document-meta>
</file>